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9000001C490D0B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facad" svg:font-family="Afacad" style:font-pitch="variable"/>
    <style:font-face style:name="Asap Condensed Medium" svg:font-family="'Asap Condensed Medium'" style:font-pitch="variable"/>
    <style:font-face style:name="Atkinson Hyperlegible" svg:font-family="'Atkinson Hyperlegible'" style:font-pitch="variable"/>
    <style:font-face style:name="Castoro" svg:font-family="Castor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rcode 128" svg:font-family="'Libre Barcode 128'" style:font-pitch="variable"/>
    <style:font-face style:name="Literata" svg:font-family="Literata" style:font-adornments="Bold" style:font-pitch="variable"/>
    <style:font-face style:name="Liu Jian Mao Cao" svg:font-family="'Liu Jian Mao Cao'" style:font-pitch="variable"/>
    <style:font-face style:name="Livvic ExtraLight" svg:font-family="'Livvic ExtraLight'" style:font-pitch="variable"/>
    <style:font-face style:name="Livvic Light" svg:font-family="'Livvic Light'" style:font-pitch="variable"/>
    <style:font-face style:name="Livvic Medium" svg:font-family="'Livvic Medium'" style:font-pitch="variable"/>
    <style:font-face style:name="Livvic SemiBold" svg:font-family="'Livvic SemiBold'" style:font-pitch="variable"/>
    <style:font-face style:name="Lobster Two" svg:font-family="'Lobster Two'" style:font-adornments="Bold" style:font-pitch="variable"/>
    <style:font-face style:name="Lohit Bengali" svg:font-family="'Lohit Bengali'" style:font-pitch="variable"/>
    <style:font-face style:name="Lohit Devanagari" svg:font-family="'Lohit Devanagari'" style:font-pitch="variable"/>
    <style:font-face style:name="Mallanna" svg:font-family="Mallanna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hit Devanagari" fo:font-weight="bold" officeooo:rsid="00137331" officeooo:paragraph-rsid="00137331" style:font-weight-asian="bold" style:font-weight-complex="bold"/>
    </style:style>
    <style:style style:name="P2" style:family="paragraph">
      <style:text-properties style:font-name="Castoro"/>
    </style:style>
    <style:style style:name="P3" style:family="paragraph">
      <loext:graphic-properties draw:fill="none" draw:fill-color="#ffffff"/>
      <style:text-properties style:font-name="Castoro" fo:font-size="20pt" style:font-size-asian="20pt" style:font-size-complex="20pt"/>
    </style:style>
    <style:style style:name="T1" style:family="text">
      <style:text-properties style:font-name="Castoro"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1" draw:text-style-name="P3" svg:width="2.6732in" svg:height="0.7425in" svg:x="1.8492in" svg:y="2.1346in"><draw:text-box><text:p text:style-name="P2"><text:span text:style-name="T1">2023</text:span></text:p></draw:text-box></draw:frame><draw:frame draw:style-name="fr1" draw:name="Image1" text:anchor-type="char" svg:width="6.4752in" svg:height="3.7665in" draw:z-index="0"><draw:image xlink:href="Pictures/1000000100000309000001C490D0B018.png" xlink:type="simple" xlink:show="embed" xlink:actuate="onLoad" draw:mime-type="image/png"/></draw:frame>22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facad" svg:font-family="Afacad" style:font-pitch="variable"/>
    <style:font-face style:name="Asap Condensed Medium" svg:font-family="'Asap Condensed Medium'" style:font-pitch="variable"/>
    <style:font-face style:name="Atkinson Hyperlegible" svg:font-family="'Atkinson Hyperlegible'" style:font-pitch="variable"/>
    <style:font-face style:name="Castoro" svg:font-family="Castor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rcode 128" svg:font-family="'Libre Barcode 128'" style:font-pitch="variable"/>
    <style:font-face style:name="Literata" svg:font-family="Literata" style:font-adornments="Bold" style:font-pitch="variable"/>
    <style:font-face style:name="Liu Jian Mao Cao" svg:font-family="'Liu Jian Mao Cao'" style:font-pitch="variable"/>
    <style:font-face style:name="Livvic ExtraLight" svg:font-family="'Livvic ExtraLight'" style:font-pitch="variable"/>
    <style:font-face style:name="Livvic Light" svg:font-family="'Livvic Light'" style:font-pitch="variable"/>
    <style:font-face style:name="Livvic Medium" svg:font-family="'Livvic Medium'" style:font-pitch="variable"/>
    <style:font-face style:name="Livvic SemiBold" svg:font-family="'Livvic SemiBold'" style:font-pitch="variable"/>
    <style:font-face style:name="Lobster Two" svg:font-family="'Lobster Two'" style:font-adornments="Bold" style:font-pitch="variable"/>
    <style:font-face style:name="Lohit Bengali" svg:font-family="'Lohit Bengali'" style:font-pitch="variable"/>
    <style:font-face style:name="Lohit Devanagari" svg:font-family="'Lohit Devanagari'" style:font-pitch="variable"/>
    <style:font-face style:name="Mallanna" svg:font-family="Mallanna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8:51:08.953134083</meta:creation-date>
    <dc:date>2024-12-13T18:59:18.972304324</dc:date>
    <meta:editing-duration>PT8M13S</meta:editing-duration>
    <meta:editing-cycles>1</meta:editing-cycles>
    <meta:document-statistic meta:table-count="0" meta:image-count="1" meta:object-count="0" meta:page-count="1" meta:paragraph-count="1" meta:word-count="1" meta:character-count="4" meta:non-whitespace-character-count="4"/>
    <meta:generator>LibreOffice/24.2.7.2$Linux_X86_64 LibreOffice_project/420$Build-2</meta:generator>
  </office:meta>
</office:document-meta>
</file>